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e2361" officeooo:paragraph-rsid="000a4915"/>
    </style:style>
    <style:style style:name="P2" style:family="paragraph" style:parent-style-name="Standard">
      <style:text-properties officeooo:rsid="002822a0" officeooo:paragraph-rsid="000a4915"/>
    </style:style>
    <style:style style:name="P3" style:family="paragraph" style:parent-style-name="Standard">
      <style:text-properties officeooo:rsid="0028b7d6" officeooo:paragraph-rsid="000a4915"/>
    </style:style>
    <style:style style:name="P4" style:family="paragraph" style:parent-style-name="Standard">
      <style:text-properties officeooo:rsid="0029073a" officeooo:paragraph-rsid="000a4915"/>
    </style:style>
    <style:style style:name="P5" style:family="paragraph" style:parent-style-name="Standard">
      <style:text-properties officeooo:rsid="007b24de" officeooo:paragraph-rsid="000a4915"/>
    </style:style>
    <style:style style:name="P6" style:family="paragraph" style:parent-style-name="Standard">
      <style:text-properties officeooo:rsid="007b60a0" officeooo:paragraph-rsid="000a4915"/>
    </style:style>
    <style:style style:name="P7" style:family="paragraph" style:parent-style-name="Standard">
      <style:text-properties officeooo:rsid="0029ebf5" officeooo:paragraph-rsid="000a4915"/>
    </style:style>
    <style:style style:name="P8" style:family="paragraph" style:parent-style-name="Standard">
      <style:text-properties style:font-name="Liberation Serif" fo:font-style="italic" officeooo:rsid="0029ebf5" officeooo:paragraph-rsid="000a4915" style:font-style-asian="italic" style:font-style-complex="italic"/>
    </style:style>
    <style:style style:name="P9" style:family="paragraph" style:parent-style-name="Standard">
      <style:text-properties officeooo:rsid="002ca313" officeooo:paragraph-rsid="000a4915"/>
    </style:style>
    <style:style style:name="P10" style:family="paragraph" style:parent-style-name="Standard">
      <style:text-properties officeooo:rsid="002d690c" officeooo:paragraph-rsid="000a4915"/>
    </style:style>
    <style:style style:name="T1" style:family="text">
      <style:text-properties officeooo:rsid="00f6e756"/>
    </style:style>
    <style:style style:name="T2" style:family="text">
      <style:text-properties officeooo:rsid="010e5cc6"/>
    </style:style>
    <style:style style:name="T3" style:family="text">
      <style:text-properties officeooo:rsid="0028b7d6"/>
    </style:style>
    <style:style style:name="T4" style:family="text">
      <style:text-properties officeooo:rsid="00f51a00"/>
    </style:style>
    <style:style style:name="T5" style:family="text">
      <style:text-properties officeooo:rsid="007b24de"/>
    </style:style>
    <style:style style:name="T6" style:family="text">
      <style:text-properties officeooo:rsid="0304078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7b60a0"/>
    </style:style>
    <style:style style:name="T9" style:family="text">
      <style:text-properties officeooo:rsid="00367279"/>
    </style:style>
    <style:style style:name="T10" style:family="text">
      <style:text-properties officeooo:rsid="0304f600"/>
    </style:style>
    <style:style style:name="T11" style:family="text">
      <style:text-properties officeooo:rsid="010cf492"/>
    </style:style>
    <style:style style:name="T12" style:family="text">
      <style:text-properties officeooo:rsid="00350af4"/>
    </style:style>
    <style:style style:name="T13" style:family="text">
      <style:text-properties officeooo:rsid="002d690c"/>
    </style:style>
    <style:style style:name="T14" style:family="text">
      <style:text-properties officeooo:rsid="012100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Директор школы, Пётр Иванович Быковский, в отличие от космонавта Быковского, имел богатырское телосложение.</text:p>
      <text:p text:style-name="P2">Когда вся школа строилась в длинном — от учительской и аж до спортзала — коридоре на общешкольную линейку, <text:span text:style-name="T3">то доски крашеного пола жалостно поскрипывали под его</text:span> мерн<text:span text:style-name="T3">ыми</text:span> шага<text:span text:style-name="T3">ми</text:span> вдоль строя.</text:p>
      <text:p text:style-name="P3">Могучий купол его лысины, с поперечными прядями зачёса, на полголовы высился даже над строем самого высокого — выпускного класса.</text:p>
      <text:p text:style-name="P3">Взгляд его крупновеких глаз, сонно скользнув по тебе, заставлял внутренне стиснуться, несмотря на то, что это не на тебя пришла бумага из детской комнаты милиции и не тебя сейчас он вызовет и велит встать перед строем.</text:p>
      <text:p text:style-name="P3">Нечему удивляться, что когда Альбина <text:span text:style-name="T4">Георгиевна</text:span> сказала мне остаться после уроков и зайти в кабинет директора, потому что он вызывает — сердце моё упало.</text:p>
      <text:p text:style-name="P3">Вот так — с упавшим сердцем и поджавшейся селезёнкой — я робко постучал в высокую дверь его кабинета под непонимающими, но прощальными взглядами Кубы и Чепы.</text:p>
      <text:p text:style-name="P3"/>
      <text:p text:style-name="P3">В длинном и узком кабинете с одним окном напротив двери, Пётр Иванович сидел за столом, что едва доставал ему до пояса, в профиль к входящим.</text:p>
      <text:p text:style-name="P3">Он <text:span text:style-name="T5">сказал</text:span> мне сесть на один из стульев с прямыми спинками, <text:span text:style-name="T4">построенных</text:span> рядочком вдоль стенки напротив его стола.</text:p>
      <text:p text:style-name="P3">Я выжидающе сел, а он раскрыл тонкую тетрадь и долго молчал, <text:span text:style-name="T5">глядя в неё и </text:span>недовольно двигая толстыми, чётко очерченными губами.</text:p>
      <text:p text:style-name="P3">- <text:span text:style-name="T6">Тут вот</text:span> твоё сочинение по русской литературе,- <text:span text:style-name="T5">объявил</text:span> он наконец.- Вот ты тут пишешь, что летом небо не такое голубое, как осенью.</text:p>
      <text:p text:style-name="P3">Он заглянул в тетрадку и вычитал:</text:p>
      <text:p text:style-name="P3">- «<text:span text:style-name="T7">Летом оно как будто пропылённое по краям</text:span>...». Где это ты видел такое небо?</text:p>
      <text:p text:style-name="P3">Я узнал неполную цитату — этим предложением открывалось моё сочинение на вольную тему «Я сижу у окна и думаю...», которое нам задавали на дом на прошлой неделе.</text:p>
      <text:p text:style-name="P3">- На Нежинской,- ответил я.</text:p>
      <text:p text:style-name="P4">Он начал мне втолковывать, что неважно — на Нежинской, или Профессийной или вообще на Деповской, но небо везде одинаково голубого цвета, хоть в центре, хоть по краям. А голубой — он всегда голубой; и летом он голубой, и осенью голубой, потому что голубой есть голубой.</text:p>
      <text:p text:style-name="P4">На мою робкую попытку защитить своё предложение, он снова повторил свои увесистые доводы и я сдался.</text:p>
      <text:p text:style-name="P4">- Да, одинаковое,- сказал я.</text:p>
      <text:p text:style-name="P4">- Вот и хорошо, значит это предложение у тебя неправильное.</text:p>
      <text:p text:style-name="P4">Так мы и продолжали; он разбивал в пух и прах каждое из предложений моего сочинения, не пропус<text:span text:style-name="T1">кая</text:span> ни <text:span text:style-name="T1">единого</text:span>, а я, после непродолжительного сопротивления, соглашался.</text:p>
      <text:p text:style-name="P4"/>
      <text:p text:style-name="P5">Из нижнего угла в окне расходились тонкие прутья решётки, стены стискивали высокий потолок коридорообразного кабинета, надо мной нависал тумбовый стол подпиравший тушу <text:s/>директора с выпуклолобой сферой его черепа под паутино<text:span text:style-name="T1">ю</text:span> зачёса на лысине, как на <text:span text:style-name="T8">неподвижном глобусе, запертом в комнате завхоза...</text:span></text:p>
      <text:p text:style-name="P5"/>
      <text:p text:style-name="P6">И я отрёкся, построчно, от начала и до конца, отрёкся от всех и каждого предложения в своём сочинении.</text:p>
      <text:p text:style-name="P6">Да, Пётр Иванович, вы правы, она совершенно не вертится...</text:p>
      <text:p text:style-name="P4">Нет, неправильно, будто я не хочу писать по шаблону подсказанному учительницей: «идя по улице, я услыхал, как школьники спорят о Татьяне Лариной и, придя домой, снова задумался о ней и начал анализировать её социальное происхождение и любовь к русской природе...»</text:p>
      <text:p text:style-name="P4"><text:soft-page-break/>Да, это совсем неправильно, что школьники могут спорить про мотоциклы, каратэ и рыбалку, но только не про Татьяну Ларину; это совершенно необдуманно и ошибочно.</text:p>
      <text:p text:style-name="P4">Когда я согласился с ним по всем пунктам, он отдал мне те<text:span text:style-name="T9">т</text:span>радь, сказал, что я могу идти, но чтобы ещё раз подумал.</text:p>
      <text:p text:style-name="P4">Я вышел в давно опустевшую школу.</text:p>
      <text:p text:style-name="P4">От входной двери слышалось погромыхивание вёдер о железо раковин и шум воды из кранов — уборщицы уже приступили к мытью полов.</text:p>
      <text:p text:style-name="P7">Оглушённо прошёл я мимо этих пяти кранов, не глядя на своё отражение над пятью раковинами.</text:p>
      <text:p text:style-name="P7">С высокого кирпичного крыльца я спускался с неясным чувством, что я это не я, и не знаю теперь что и как вообще.</text:p>
      <text:p text:style-name="P7">Наверно, то же самое чувствовал Галилей, предав своё открытие.</text:p>
      <text:p text:style-name="P7">У ворот я остановился и открыл свою тетрадку. </text:p>
      <text:p text:style-name="P7">В конце сочинения стояла дробная оценка: в знаменателе — за содержание — пусто, в делителе — за грамматические ошибки — четыре. </text:p>
      <text:p text:style-name="P7">А потом, теми же красными чернилами, заокругленно красивым почерком, <text:span text:style-name="T9">Зоя Ильинична</text:span> на четырёх страницах написала своё сочинение — что я неправ и советская молодёжь не такая, как представлена мною. Что мне надо вспомнить <text:span text:style-name="T9">крылатые </text:span>слова Островского из романа «Как закалялась сталь», <text:span text:style-name="T1">и </text:span>вспомнить героев-краснодонцев...</text:p>
      <text:p text:style-name="P8"/>
      <text:p text:style-name="P8"><text:span text:style-name="T1">(...в</text:span> дальнейшем я писал по шаблонам — не вышел из меня неистовый Виссарион...<text:span text:style-name="T1">)</text:span></text:p>
      <text:p text:style-name="P8"/>
      <text:p text:style-name="P9">Кабинет физики нашей школы <text:span text:style-name="T1">отличался </text:span>хорош<text:span text:style-name="T1">им</text:span> оборудование<text:span text:style-name="T1">м</text:span>.</text:p>
      <text:p text:style-name="P9">На окнах <text:span text:style-name="T1">висели </text:span>шторы из плотной синей материи на железных колечках. <text:span text:style-name="T10">Их</text:span> задёргивали для показа учебных фильмов по разным предметам.</text:p>
      <text:p text:style-name="P9">Причём экрана не было — фильмы проецировались на большой квадрат матового стекла над классной доской. Прямо тебе двухметровый телевизор.</text:p>
      <text:p text:style-name="P9">Кинопроектор же размещался в <text:span text:style-name="T11">глухой </text:span>комнате позади этой доски и <text:span text:style-name="T1">самогó</text:span> стекла.</text:p>
      <text:p text:style-name="P9">Помимо проектора и жестяных коробок с фильмами, в ней <text:span text:style-name="T11">громоздилось</text:span> множество полок с разными линзами, штативами, реостатами, разновесами и прочими несметными сокровищами в коробочках, шкатулочках, футлярах — для демонстрации различных опытов из учебника по физике.</text:p>
      <text:p text:style-name="P9">И <text:span text:style-name="T12">серая</text:span> бандура <text:span text:style-name="T12">двухдорожечного</text:span> магнитофона «Сатурн» <text:span text:style-name="T12">с плёнкой на белых бобинах.</text:span></text:p>
      <text:p text:style-name="P9">Киномеханик и хранител<text:span text:style-name="T13">ь</text:span> всех этих богатств — учитель физики Эмиль Григорьевич Бинкин. </text:p>
      <text:p text:style-name="P9"><text:span text:style-name="T11">Спокойный красавец л</text:span>ет тридцати <text:span text:style-name="T11">с чуть </text:span>удивлённо приподняты<text:span text:style-name="T13">ми</text:span> <text:span text:style-name="T2">на прямой лоб </text:span>бров<text:span text:style-name="T13">ями</text:span>, <text:span text:style-name="T14">навстречу </text:span>пряд<text:span text:style-name="T14">и</text:span> <text:span text:style-name="T2">вьющихся </text:span>чёрных, как смоль, волос, <text:span text:style-name="T14">что</text:span> <text:span text:style-name="T2">хорошо сочетались со </text:span><text:s/>смугло<text:span text:style-name="T2">ватой</text:span> коже<text:span text:style-name="T2">й</text:span> <text:span text:style-name="T11">его </text:span>лица.</text:p>
      <text:p text:style-name="P10">На переменах он что-то складывал-раскладывал в заветной комнате, <text:span text:style-name="T2">вы</text:span>свистывая — утончённо <text:span text:style-name="T2">и </text:span>чётко, без <text:span text:style-name="T2">малейшей</text:span> фальши — <text:span text:style-name="T2">всевозможные</text:span> мелодии .</text:p>
      <text:p text:style-name="P10">У меня к нему было насторóженное отношение.</text:p>
      <text:p text:style-name="P10">Во-первых, за то, что на его физике не почитаешь.</text:p>
      <text:p text:style-name="P10"/>
      <text:p text:style-name="P10">Обычно, я приносил в школу какую-нибудь библиотечную кни<text:span text:style-name="T10">г</text:span>у, <text:span text:style-name="T2">а </text:span>во время занятий откидывал крышку парты, клал книгу на полочку для портфеля и — вперёд, капитан Блад, на абордаж!</text:p>
      <text:p text:style-name="P10">Учителям в радость — совсем тихий, никому не мешаю.</text:p>
      <text:p text:style-name="P10">Некоторых, правда, заедало — видно же, что не уроком занят.</text:p>
      <text:p text:style-name="P10">- Огольцов! Что я только что сказала?</text:p>
      <text:p text:style-name="P10">Но при погружении в мир иной — антарктико-тропически-марсианский, я не полностью отключался от окружающей школьной действительности. Какой-то поплавок на краю сознания принимал, как негромкий фон, текущие звуки класса.</text:p>
      <text:p text:style-name="P10">- Огольцов!</text:p>
      <text:p text:style-name="P10"><text:soft-page-break/>Ага, пора вынырнуть. Память отматывает запись фона на полминуты обратно.</text:p>
      <text:p text:style-name="P10">- Вы, Алла Иосифовна, сказали, что read это неправильный глагол.</text:p>
      <text:p text:style-name="P10">- Садись!</text:p>
      <text:p text:style-name="P1">А потом на родительском собрании пожалуется маме:</text:p>
      <text:p text:style-name="P1">- Вот вижу, что не тем занят, а поймать не могу.</text:p>
      <text:p text:style-name="P1"/>
      <text:p text:style-name="P1">У Бинкина проблем с ловлей нет. Он не просит повторить, он просто задаёт вопрос:</text:p>
      <text:p text:style-name="P1">- Ну, и что из этого следует? Огольцов?</text:p>
      <text:p text:style-name="P1">И тут уже механическая перемотка фона не спасает, ведь надо делать выводы из того, чего не знаешь. К тому же под прицелом ироничного взгляда тёмных глаз поверх тонкой оправы очков.</text:p>
      <text:p text:style-name="P1">Он убивал своей невозмутимостью и, казалось, знает даже на какой странице раскрыта книга для контрабандного чтения.</text:p>
      <text:p text:style-name="P1">Пришлось хоть иногда готовиться к урокам физики, а чтение во время занятий перенести на химию и остальные.</text:p>
      <text:p text:style-name="P1">Так что с Бинкиным я не связывался. Только один раз вступил в пререкания. Насчёт разности температуры тел.</text:p>
      <text:p text:style-name="P1">Он спросил одинакова ли температура картошки и окружающего её супа в кастрюле. Я сказал, что нет.</text:p>
      <text:p text:style-name="P1">- Увы, физика говорит, что да.</text:p>
      <text:p text:style-name="P1">- Вчера я ел суп в обед и ничего — нормально, а раскусил картошку и язык обжёг. Куда эта физика смотрела?</text:p>
      <text:p text:style-name="P1">Смех учеников смешался со звонком на перемену.</text:p>
      <text:p text:style-name="P1">Вот почему для меня <text:span text:style-name="T1">явилось</text:span> полной неожиданностью, когда наша классная, Альбина <text:span text:style-name="T1">Георгиевна</text:span>, <text:span text:style-name="T2">объявила</text:span>, что в воскресенье, в одиннадцать часов я должен <text:span text:style-name="T1">придти</text:span> в одиннадцатую школу на общегородскую олимпиаду по физик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20:30.233566842</meta:creation-date>
    <dc:date>2017-03-01T16:20:35.796563896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67" meta:word-count="1160" meta:character-count="7541" meta:non-whitespace-character-count="6417"/>
    <meta:generator>LibreOffice/4.3.3.2$Linux_x86 LibreOffice_project/430m0$Build-2</meta:generator>
  </office:meta>
</office:document-meta>
</file>